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02_11-25-51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42272 E-139-34-49.324951</text:p>
          </table:table-cell>
          <table:table-cell table:style-name="ce33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02_18-07-45_000.jpg</text:p>
          </table:table-cell>
          <table:table-cell table:style-name="ce20" office:value-type="string">
            <text:p>:m :i 1*1 / art painting / 作るもの / 噴水、アニメーション</text:p>
          </table:table-cell>
          <table:table-cell table:style-name="ce3"/>
          <table:table-cell table:style-name="ce3"/>
          <table:table-cell table:style-name="ce3" office:value-type="string">
            <text:p>N-35-35-28.573608 E-139-34-49.215087</text:p>
          </table:table-cell>
          <table:table-cell table:style-name="ce33" table:formula="of:=IF([.E3]=&quot;&quot;;[.C3];CONCATENATE([.C3];&quot; / &quot;;[.E3]))" office:value-type="string" office:string-value=":m :i 1*1 / art painting / 作るもの / 噴水、アニメーション">
            <text:p>:m :i 1*1 / art painting / 作るもの / 噴水、アニメーション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02_18-07-59_000.jpg</text:p>
          </table:table-cell>
          <table:table-cell table:style-name="ce20" office:value-type="string">
            <text:p>:m :i 1*1 / art painting / 作るもの / いろんな乗り物；コラージュ</text:p>
          </table:table-cell>
          <table:table-cell table:style-name="ce32"/>
          <table:table-cell table:style-name="ce3"/>
          <table:table-cell table:style-name="ce3" office:value-type="string">
            <text:p>N-35-35-28.573608 E-139-34-49.215087</text:p>
          </table:table-cell>
          <table:table-cell table:style-name="ce33" table:formula="of:=IF([.E4]=&quot;&quot;;[.C4];CONCATENATE([.C4];&quot; / &quot;;[.E4]))" office:value-type="string" office:string-value=":m :i 1*1 / art painting / 作るもの / いろんな乗り物；コラージュ">
            <text:p>:m :i 1*1 / art painting / 作るもの / いろんな乗り物；コラージュ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02_19-04-36_000.jpg</text:p>
          </table:table-cell>
          <table:table-cell table:style-name="ce15" office:value-type="string">
            <text:p>:m music / log / fl / || s.0:score~,memo~,rec-for=high-notes;how-to-blow,R=1 || s.1:f-N,score+ || s.2:f-N,k.E♭,score+,R=2</text:p>
          </table:table-cell>
          <table:table-cell table:style-name="ce24"/>
          <table:table-cell table:style-name="ce3"/>
          <table:table-cell table:style-name="ce3" office:value-type="string">
            <text:p>N-35-35-29.273986 E-139-34-49.270019</text:p>
          </table:table-cell>
          <table:table-cell table:style-name="ce33" table:formula="of:=IF([.E5]=&quot;&quot;;[.C5];CONCATENATE([.C5];&quot; / &quot;;[.E5]))" office:value-type="string" office:string-value=":m music / log / fl / || s.0:score~,memo~,rec-for=high-notes;how-to-blow,R=1 || s.1:f-N,score+ || s.2:f-N,k.E♭,score+,R=2">
            <text:p>:m music / log / fl / || s.0:score~,memo~,rec-for=high-notes;how-to-blow,R=1 || s.1:f-N,score+ || s.2:f-N,k.E♭,score+,R=2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02_20-48-09_000.jpg</text:p>
          </table:table-cell>
          <table:table-cell table:style-name="ce16" office:value-type="string">
            <text:p>:m 食べた物</text:p>
          </table:table-cell>
          <table:table-cell table:style-name="ce24"/>
          <table:table-cell table:style-name="ce3"/>
          <table:table-cell table:style-name="ce3" office:value-type="string">
            <text:p>N-35-35-28.546142 E-139-34-49.489746</text:p>
          </table:table-cell>
          <table:table-cell table:style-name="ce33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02_22-50-41_000.jpg</text:p>
          </table:table-cell>
          <table:table-cell table:style-name="ce20" office:value-type="string">
            <text:p>:m :i 1*1 / art painting / 作るもの / アニメーション / 自転車；複数；回転；水が流れ込んでくる</text:p>
          </table:table-cell>
          <table:table-cell table:style-name="ce14"/>
          <table:table-cell table:style-name="ce3"/>
          <table:table-cell table:style-name="ce3" office:value-type="string">
            <text:p>N-35-35-25.14038 E-139-34-55.037841</text:p>
          </table:table-cell>
          <table:table-cell table:style-name="ce33" table:formula="of:=IF([.E7]=&quot;&quot;;[.C7];CONCATENATE([.C7];&quot; / &quot;;[.E7]))" office:value-type="string" office:string-value=":m :i 1*1 / art painting / 作るもの / アニメーション / 自転車；複数；回転；水が流れ込んでくる">
            <text:p>:m :i 1*1 / art painting / 作るもの / アニメーション / 自転車；複数；回転；水が流れ込んでくる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02_22-50-51_000.jpg</text:p>
          </table:table-cell>
          <table:table-cell table:style-name="ce20" office:value-type="string">
            <text:p>:m :i 1*1 / art painting / 作るもの / アニメーション / 各フレームファイル；プログラムを作って、ファイル名を変更；画像の回転、プログラムで</text:p>
          </table:table-cell>
          <table:table-cell table:style-name="ce15"/>
          <table:table-cell table:style-name="ce3"/>
          <table:table-cell table:style-name="ce3" office:value-type="string">
            <text:p>N-35-35-25.14038 E-139-34-55.037841</text:p>
          </table:table-cell>
          <table:table-cell table:style-name="ce33" table:formula="of:=IF([.E8]=&quot;&quot;;[.C8];CONCATENATE([.C8];&quot; / &quot;;[.E8]))" office:value-type="string" office:string-value=":m :i 1*1 / art painting / 作るもの / アニメーション / 各フレームファイル；プログラムを作って、ファイル名を変更；画像の回転、プログラムで">
            <text:p>:m :i 1*1 / art painting / 作るもの / アニメーション / 各フレームファイル；プログラムを作って、ファイル名を変更；画像の回転、プログラムで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03_02-17-31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5"/>
          <table:table-cell table:style-name="ce3"/>
          <table:table-cell table:style-name="ce3" office:value-type="string">
            <text:p>N-35-35-28.271484 E-139-34-49.270019</text:p>
          </table:table-cell>
          <table:table-cell table:style-name="ce33" table:formula="of:=IF([.E9]=&quot;&quot;;[.C9];CONCATENATE([.C9];&quot; / &quot;;[.E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03_09-11-29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8.875732 E-139-34-49.489746</text:p>
          </table:table-cell>
          <table:table-cell table:style-name="ce33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03_10-12-24_000.jpg</text:p>
          </table:table-cell>
          <table:table-cell table:style-name="ce15" office:value-type="string">
            <text:p>:m 食べた物　間食 / 味噌スープ</text:p>
          </table:table-cell>
          <table:table-cell table:style-name="ce17"/>
          <table:table-cell table:style-name="ce3"/>
          <table:table-cell table:style-name="ce3" office:value-type="string">
            <text:p>N-35-35-28.559875 E-139-34-49.270019</text:p>
          </table:table-cell>
          <table:table-cell table:style-name="ce33" table:formula="of:=IF([.E11]=&quot;&quot;;[.C11];CONCATENATE([.C11];&quot; / &quot;;[.E11]))" office:value-type="string" office:string-value=":m 食べた物　間食 / 味噌スープ">
            <text:p>:m 食べた物　間食 / 味噌スープ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02_09-40-44_000.mid</text:p>
          </table:table-cell>
          <table:table-cell table:style-name="ce6" office:value-type="string">
            <text:p>:in-mid / app=perfect-piano / 演奏、play / id-2020-0502-1 / category=melody,inst=sitar</text:p>
          </table:table-cell>
          <table:table-cell table:style-name="ce16"/>
          <table:table-cell table:style-name="ce3"/>
          <table:table-cell table:style-name="ce3"/>
          <table:table-cell table:style-name="ce33" table:formula="of:=IF([.E12]=&quot;&quot;;[.C12];CONCATENATE([.C12];&quot; / &quot;;[.E12]))" office:value-type="string" office:string-value=":in-mid / app=perfect-piano / 演奏、play / id-2020-0502-1 / category=melody,inst=sitar">
            <text:p>:in-mid / app=perfect-piano / 演奏、play / id-2020-0502-1 / category=melody,inst=sitar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02_16-31-44_000.mid</text:p>
          </table:table-cell>
          <table:table-cell table:style-name="ce6" office:value-type="string">
            <text:p>:in-mid / app=perfect-piano / 演奏、play / id-2020-0502-2 / category=melody,inst=piano</text:p>
          </table:table-cell>
          <table:table-cell table:style-name="ce17"/>
          <table:table-cell table:style-name="ce3"/>
          <table:table-cell table:style-name="ce3"/>
          <table:table-cell table:style-name="ce33" table:formula="of:=IF([.E13]=&quot;&quot;;[.C13];CONCATENATE([.C13];&quot; / &quot;;[.E13]))" office:value-type="string" office:string-value=":in-mid / app=perfect-piano / 演奏、play / id-2020-0502-2 / category=melody,inst=piano">
            <text:p>:in-mid / app=perfect-piano / 演奏、play / id-2020-0502-2 / category=melody,inst=piano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02_18-42-08_000.mp4</text:p>
          </table:table-cell>
          <table:table-cell table:style-name="ce6" office:value-type="string">
            <text:p>:VIDEO / @自室 / 記録 / jap.flute / 演奏、play / f-2020-0502-1 / just-for-record,for=high-notes,R=1</text:p>
          </table:table-cell>
          <table:table-cell table:style-name="ce6"/>
          <table:table-cell table:style-name="ce3"/>
          <table:table-cell table:style-name="ce3"/>
          <table:table-cell table:style-name="ce33" table:formula="of:=IF([.E14]=&quot;&quot;;[.C14];CONCATENATE([.C14];&quot; / &quot;;[.E14]))" office:value-type="string" office:string-value=":VIDEO / @自室 / 記録 / jap.flute / 演奏、play / f-2020-0502-1 / just-for-record,for=high-notes,R=1">
            <text:p>:VIDEO / @自室 / 記録 / jap.flute / 演奏、play / f-2020-0502-1 / just-for-record,for=high-notes,R=1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02_18-55-38_000.mp4</text:p>
          </table:table-cell>
          <table:table-cell table:style-name="ce6" office:value-type="string">
            <text:p>:VIDEO / @自室 / 記録 / jap.flute / 演奏、play / f-2020-0502-1 / f-N,k.E♭,score+,R=2</text:p>
          </table:table-cell>
          <table:table-cell table:style-name="ce15"/>
          <table:table-cell table:style-name="ce3"/>
          <table:table-cell table:style-name="ce3"/>
          <table:table-cell table:style-name="ce33" table:formula="of:=IF([.E15]=&quot;&quot;;[.C15];CONCATENATE([.C15];&quot; / &quot;;[.E15]))" office:value-type="string" office:string-value=":VIDEO / @自室 / 記録 / jap.flute / 演奏、play / f-2020-0502-1 / f-N,k.E♭,score+,R=2">
            <text:p>:VIDEO / @自室 / 記録 / jap.flute / 演奏、play / f-2020-0502-1 / f-N,k.E♭,score+,R=2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03_09-09-54_000.mid</text:p>
          </table:table-cell>
          <table:table-cell table:style-name="ce6" office:value-type="string">
            <text:p>:in-mid / app=perfect-piano / 演奏、play / id-2020-0502-3 / category=melody,inst=piano</text:p>
          </table:table-cell>
          <table:table-cell table:style-name="ce15"/>
          <table:table-cell table:style-name="ce3"/>
          <table:table-cell table:style-name="ce3"/>
          <table:table-cell table:style-name="ce33" table:formula="of:=IF([.E16]=&quot;&quot;;[.C16];CONCATENATE([.C16];&quot; / &quot;;[.E16]))" office:value-type="string" office:string-value=":in-mid / app=perfect-piano / 演奏、play / id-2020-0502-3 / category=melody,inst=piano">
            <text:p>:in-mid / app=perfect-piano / 演奏、play / id-2020-0502-3 / category=melody,inst=piano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18]=&quot;&quot;;[.C18];CONCATENATE([.C18];&quot; / &quot;;[.E1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19]=&quot;&quot;;[.C19];CONCATENATE([.C19];&quot; / &quot;;[.E1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20]=&quot;&quot;;[.C20];CONCATENATE([.C20];&quot; / &quot;;[.E2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21]=&quot;&quot;;[.C21];CONCATENATE([.C21];&quot; / &quot;;[.E2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22]=&quot;&quot;;[.C22];CONCATENATE([.C22];&quot; / &quot;;[.E2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4]=&quot;&quot;;[.C24];CONCATENATE([.C24];&quot; / &quot;;[.E2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3">2020/05/03</text:date>, <text:time>11:06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03T11:06:58.43</dc:date>
    <dc:creator>iwabuchi ken</dc:creator>
    <meta:editing-duration>P20DT1H58M33S</meta:editing-duration>
    <meta:editing-cycles>7924</meta:editing-cycles>
    <meta:document-statistic meta:table-count="1" meta:cell-count="432" meta:object-count="0"/>
  </office:meta>
</office:document-meta>
</file>